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6dd" officeooo:paragraph-rsid="0010e6dd"/>
    </style:style>
    <style:style style:name="T1" style:family="text">
      <style:text-properties officeooo:rsid="0011c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y korzystać z Teigu użytkownik musi być z nim kompatybilny. Ale czy takową kompatybilność można wymusić? Nad tym właśnie zastanawiali się możni tego świata. Tajny rządowy projekt zakładał stworzenie superżołnierzy lojalnych Imperium, którzy w pełni potrafiliby korzystać z mocy oferowanej przez tajemnicze artefakty. <text:span text:style-name="T1">Pierwszym etapem było porwanie ludzi najbardziej podatnych na manipulacje – dzieci. Pewien chłopiec imieniem Noah mieszkał z rodziną w małej wiosce, która jak kilka innych została napadnięta. Został on uprowadzony, a jego rodzina została zabita na jego oczach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9:36:01.926000000</meta:creation-date>
    <dc:date>2023-09-20T19:43:16.360000000</dc:date>
    <meta:editing-duration>PT5M4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" meta:word-count="80" meta:character-count="579" meta:non-whitespace-character-count="499"/>
  </office:meta>
</office:document-meta>
</file>